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mbria" fo:font-size="12pt"/>
    </style:style>
    <style:style style:name="P3" style:family="paragraph" style:parent-style-name="Standard">
      <style:text-properties style:font-name="Cambria" fo:font-size="12pt" fo:background-color="#ffff00"/>
    </style:style>
    <style:style style:name="P4" style:family="paragraph" style:parent-style-name="Standard">
      <style:paragraph-properties>
        <style:tab-stops>
          <style:tab-stop style:position="6in" style:type="right"/>
        </style:tab-stops>
      </style:paragraph-properties>
      <style:text-properties style:font-name="Cambria" fo:font-size="12pt"/>
    </style:style>
    <style:style style:name="P5" style:family="paragraph" style:parent-style-name="Standard">
      <style:text-properties style:font-name="Cambria" fo:font-size="14pt"/>
    </style:style>
    <style:style style:name="P6" style:family="paragraph" style:parent-style-name="Standard">
      <style:text-properties style:font-name="Cambria" fo:font-size="16pt" fo:font-weight="bold"/>
    </style:style>
    <style:style style:name="P7" style:family="paragraph" style:parent-style-name="Standard">
      <style:text-properties fo:color="#008000" style:font-name="Times" fo:font-size="10pt"/>
    </style:style>
    <style:style style:name="P8" style:family="paragraph" style:parent-style-name="Standard">
      <style:text-properties fo:color="#008000" style:font-name="Times" fo:font-size="10pt" fo:background-color="#ffff00"/>
    </style:style>
    <style:style style:name="P9" style:family="paragraph" style:parent-style-name="Standard">
      <style:text-properties fo:color="#008000" style:font-name="Cambria" fo:font-size="12pt"/>
    </style:style>
    <style:style style:name="P10" style:family="paragraph" style:parent-style-name="Standard">
      <style:text-properties style:font-name="Times" fo:font-size="10pt"/>
    </style:style>
    <style:style style:name="P11" style:family="paragraph" style:parent-style-name="Standard">
      <style:text-properties style:font-name="Times" fo:font-size="10pt" style:text-underline-style="solid" style:text-underline-width="auto" style:text-underline-color="font-color"/>
    </style:style>
    <style:style style:name="P12" style:family="paragraph" style:parent-style-name="Standard">
      <style:text-properties fo:color="#ff0000" style:font-name="Times" fo:font-size="10pt"/>
    </style:style>
    <style:style style:name="P13" style:family="paragraph" style:parent-style-name="Standard">
      <style:text-properties fo:color="#ff0000" style:font-name="Cambria" fo:font-size="12pt"/>
    </style:style>
    <style:style style:name="P14" style:family="paragraph" style:parent-style-name="Standard">
      <style:text-properties fo:color="#ff0000" style:font-name="Courier" fo:font-size="12pt"/>
    </style:style>
    <style:style style:name="P15" style:family="paragraph" style:parent-style-name="Standard">
      <style:text-properties fo:color="#000000" style:font-name="Times" fo:font-size="10pt"/>
    </style:style>
    <style:style style:name="P16" style:family="paragraph" style:parent-style-name="Standard">
      <style:paragraph-properties>
        <style:tab-stops>
          <style:tab-stop style:position="0.389in"/>
        </style:tab-stops>
      </style:paragraph-properties>
      <style:text-properties fo:color="#000000" style:font-name="Menlo" fo:font-size="8pt"/>
    </style:style>
    <style:style style:name="P17" style:family="paragraph" style:parent-style-name="Standard">
      <style:text-properties fo:color="#ff950e" style:font-name="Times" fo:font-size="10pt"/>
    </style:style>
    <style:style style:name="P18" style:family="paragraph" style:parent-style-name="Standard">
      <style:text-properties fo:color="#262626" style:font-name="Helvetica Light" fo:font-size="13pt"/>
    </style:style>
    <style:style style:name="P19" style:family="paragraph" style:parent-style-name="Standard">
      <style:text-properties fo:color="#262626" style:font-name="Helvetica Light" fo:font-size="13pt" fo:background-color="#ffff00"/>
    </style:style>
    <style:style style:name="P20" style:family="paragraph" style:parent-style-name="Standard">
      <style:text-properties fo:color="#262626" style:font-name="Helvetica Light" fo:font-size="13pt" fo:background-color="#ff0000"/>
    </style:style>
    <style:style style:name="P21" style:family="paragraph" style:parent-style-name="Standard">
      <style:paragraph-properties fo:text-align="center" style:justify-single-word="false"/>
      <style:text-properties fo:color="#262626" style:font-name="Helvetica Light" fo:font-size="13pt"/>
    </style:style>
    <style:style style:name="P22" style:family="paragraph" style:parent-style-name="Standard">
      <style:text-properties fo:color="#262626" style:font-name="Helvetica Light" fo:font-size="12pt"/>
    </style:style>
    <style:style style:name="P23" style:family="paragraph" style:parent-style-name="Standard">
      <style:text-properties fo:color="#262626" style:font-name="Helvetica" fo:font-size="13pt"/>
    </style:style>
    <style:style style:name="P24" style:family="paragraph" style:parent-style-name="Standard">
      <style:text-properties fo:color="#262626" style:font-name="Cambria" fo:font-size="12pt"/>
    </style:style>
    <style:style style:name="P25" style:family="paragraph" style:parent-style-name="Standard">
      <style:text-properties fo:color="#262626" style:font-name="Cambria" fo:font-size="13pt"/>
    </style:style>
    <style:style style:name="P26" style:family="paragraph" style:parent-style-name="Standard">
      <style:text-properties fo:color="#005409" style:font-name="Courier" fo:font-size="13pt"/>
    </style:style>
    <style:style style:name="P27" style:family="paragraph" style:parent-style-name="Standard">
      <style:text-properties fo:color="#005409" style:font-name="Courier" fo:font-size="12pt"/>
    </style:style>
    <style:style style:name="P28" style:family="paragraph" style:parent-style-name="Standard">
      <style:text-properties fo:color="#cb0000" style:font-name="Courier" fo:font-size="13pt"/>
    </style:style>
    <style:style style:name="P29" style:family="paragraph" style:parent-style-name="Standard">
      <style:text-properties fo:color="#cb0000" style:font-name="Courier" fo:font-size="12pt"/>
    </style:style>
    <style:style style:name="P30" style:family="paragraph" style:parent-style-name="Standard">
      <style:text-properties fo:color="#c41a16" style:font-name="Menlo" fo:font-size="8pt"/>
    </style:style>
    <style:style style:name="P31" style:family="paragraph" style:parent-style-name="Standard">
      <style:paragraph-properties>
        <style:tab-stops>
          <style:tab-stop style:position="0.389in"/>
        </style:tab-stops>
      </style:paragraph-properties>
      <style:text-properties fo:color="#aa0d91" style:font-name="Menlo" fo:font-size="8pt"/>
    </style:style>
    <style:style style:name="P32" style:family="paragraph" style:parent-style-name="Standard">
      <style:paragraph-properties fo:margin-top="0.1665in" fo:margin-bottom="0.0835in"/>
      <style:text-properties style:font-name="Times" fo:font-size="13pt"/>
    </style:style>
    <style:style style:name="P33" style:family="paragraph" style:parent-style-name="Standard">
      <style:paragraph-properties fo:margin-top="0.1665in" fo:margin-bottom="0.0835in"/>
      <style:text-properties fo:color="#262626" style:font-name="Helvetica Light" fo:font-size="13pt"/>
    </style:style>
    <style:style style:name="P34" style:family="paragraph" style:parent-style-name="Standard">
      <style:paragraph-properties fo:margin-top="0.1665in" fo:margin-bottom="0.0835in"/>
      <style:text-properties style:font-name="Cambria" fo:font-size="12pt"/>
    </style:style>
    <style:style style:name="P35" style:family="paragraph" style:parent-style-name="Standard">
      <style:paragraph-properties fo:margin-top="0in" fo:margin-bottom="0.0835in"/>
      <style:text-properties style:font-name="Cambria" fo:font-size="12pt"/>
    </style:style>
    <style:style style:name="P36" style:family="paragraph" style:parent-style-name="Standard">
      <style:paragraph-properties fo:margin-top="0in" fo:margin-bottom="0.0835in"/>
      <style:text-properties fo:color="#ff0000" style:font-name="Cambria" fo:font-size="12pt"/>
    </style:style>
    <style:style style:name="P37" style:family="paragraph" style:parent-style-name="Standard">
      <style:paragraph-properties fo:margin-top="0in" fo:margin-bottom="0.0835in" fo:break-before="page"/>
      <style:text-properties style:font-name="Cambria" fo:font-size="12pt"/>
    </style:style>
    <style:style style:name="P38" style:family="paragraph" style:parent-style-name="Standard">
      <style:paragraph-properties fo:margin-top="0in" fo:margin-bottom="0.1965in"/>
      <style:text-properties fo:color="#008000" style:font-name="Times" fo:font-size="10pt"/>
    </style:style>
    <style:style style:name="P39" style:family="paragraph" style:parent-style-name="Standard">
      <style:paragraph-properties fo:margin-top="0in" fo:margin-bottom="0.1807in"/>
      <style:text-properties fo:color="#262626" style:font-name="Helvetica Light" fo:font-size="13pt"/>
    </style:style>
    <style:style style:name="P40" style:family="paragraph" style:parent-style-name="Standard">
      <style:paragraph-properties fo:margin-top="0in" fo:margin-bottom="0.1807in"/>
      <style:text-properties fo:color="#262626" style:font-name="Helvetica Light" fo:font-size="12pt"/>
    </style:style>
    <style:style style:name="P41" style:family="paragraph" style:parent-style-name="Standard">
      <style:paragraph-properties fo:background-color="#ffff00">
        <style:background-image/>
      </style:paragraph-properties>
      <style:text-properties fo:color="#262626" style:font-name="Helvetica Light" fo:font-size="13pt"/>
    </style:style>
    <style:style style:name="P42" style:family="paragraph" style:parent-style-name="Standard">
      <style:paragraph-properties fo:background-color="#ffff00">
        <style:background-image/>
      </style:paragraph-properties>
      <style:text-properties fo:color="#262626" style:font-name="Helvetica Light" fo:font-size="13pt" fo:background-color="#ffff00"/>
    </style:style>
    <style:style style:name="P43" style:family="paragraph" style:parent-style-name="Standard">
      <style:paragraph-properties fo:background-color="#ffff00">
        <style:background-image/>
      </style:paragraph-properties>
      <style:text-properties style:font-name="Cambria" fo:font-size="12pt"/>
    </style:style>
    <style:style style:name="P44" style:family="paragraph" style:parent-style-name="Standard">
      <style:paragraph-properties fo:break-before="page"/>
      <style:text-properties style:font-name="Cambria" fo:font-size="12pt"/>
    </style:style>
    <style:style style:name="P45" style:family="paragraph" style:parent-style-name="Standard">
      <style:paragraph-properties fo:background-color="transparent">
        <style:background-image/>
      </style:paragraph-properties>
      <style:text-properties fo:color="#262626" style:font-name="Helvetica Light" fo:font-size="13pt"/>
    </style:style>
    <style:style style:name="P46" style:family="paragraph" style:parent-style-name="Standard">
      <style:paragraph-properties fo:background-color="transparent">
        <style:background-image/>
      </style:paragraph-properties>
      <style:text-properties fo:color="#262626" style:font-name="Helvetica Light" fo:font-size="13pt" fo:background-color="#ffff00"/>
    </style:style>
    <style:style style:name="P47" style:family="paragraph" style:parent-style-name="Contents_20_1">
      <style:paragraph-properties>
        <style:tab-stops>
          <style:tab-stop style:position="6.5in" style:type="right" style:leader-style="dotted" style:leader-text="."/>
        </style:tab-stops>
      </style:paragraph-properties>
    </style:style>
    <style:style style:name="P48" style:family="paragraph" style:parent-style-name="Contents_20_2">
      <style:paragraph-properties>
        <style:tab-stops>
          <style:tab-stop style:position="6.3035in" style:type="right" style:leader-style="dotted" style:leader-text="."/>
        </style:tab-stops>
      </style:paragraph-properties>
    </style:style>
    <style:style style:name="P49" style:family="paragraph" style:parent-style-name="Standard" style:list-style-name="L3"/>
    <style:style style:name="P5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1"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5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4"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5" style:family="paragraph" style:parent-style-name="Heading_20_1">
      <style:text-properties fo:font-weight="bold"/>
    </style:style>
    <style:style style:name="P56" style:family="paragraph" style:parent-style-name="Heading_20_1">
      <style:paragraph-properties fo:break-before="page"/>
    </style:style>
    <style:style style:name="P57" style:family="paragraph" style:parent-style-name="Heading_20_2">
      <style:text-properties fo:font-style="italic" fo:font-weight="bold"/>
    </style:style>
    <style:style style:name="P58"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Cambria" fo:font-size="12pt"/>
    </style:style>
    <style:style style:name="T9" style:family="text">
      <style:text-properties fo:color="#008000"/>
    </style:style>
    <style:style style:name="T10" style:family="text">
      <style:text-properties style:font-name="Lucida Grande"/>
    </style:style>
    <style:style style:name="T11" style:family="text">
      <style:text-properties fo:color="#262626" style:font-name="Helvetica Light"/>
    </style:style>
    <style:style style:name="T12" style:family="text">
      <style:text-properties fo:color="#005409"/>
    </style:style>
    <style:style style:name="T13" style:family="text">
      <style:text-properties fo:color="#005409" style:font-name="Courier"/>
    </style:style>
    <style:style style:name="T14" style:family="text">
      <style:text-properties fo:color="#005409" style:font-name="Helvetica" fo:font-style="italic"/>
    </style:style>
    <style:style style:name="T15" style:family="text">
      <style:text-properties fo:color="#0003e9" style:text-underline-style="solid" style:text-underline-width="auto" style:text-underline-color="#0003e9"/>
    </style:style>
    <style:style style:name="T16" style:family="text">
      <style:text-properties style:font-name="Helvetica" fo:font-style="italic"/>
    </style:style>
    <style:style style:name="T17" style:family="text">
      <style:text-properties style:font-name="Helvetica" fo:font-weight="bold"/>
    </style:style>
    <style:style style:name="T18" style:family="text">
      <style:text-properties style:font-name="Helvetica" fo:font-weight="bold" fo:background-color="#ffff00"/>
    </style:style>
    <style:style style:name="T19" style:family="text">
      <style:text-properties style:font-name="Helvetica Light"/>
    </style:style>
    <style:style style:name="T20" style:family="text">
      <style:text-properties fo:color="#643820"/>
    </style:style>
    <style:style style:name="T21" style:family="text">
      <style:text-properties fo:color="#aa0d91"/>
    </style:style>
    <style:style style:name="T22" style:family="text">
      <style:text-properties fo:color="#5c2699"/>
    </style:style>
    <style:style style:name="T23"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bjective C coding Standard.</text:p>
      <text:p text:style-name="P6">2011-03-02</text:p>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0. Braces style.<text:tab/>2</text:p>
          <text:p text:style-name="P47">1. Spaces vs. Tabs<text:tab/>2</text:p>
          <text:p text:style-name="P47">2. Method Declarations and Definitions<text:tab/>2</text:p>
          <text:p text:style-name="P47">3. Method Invocations<text:tab/>2</text:p>
          <text:p text:style-name="P48">3.1 Usual methods<text:tab/>2</text:p>
          <text:p text:style-name="P48">3.2 Methods with the unknown parameters count<text:tab/>3</text:p>
          <text:p text:style-name="P47">4. Operators – If, for<text:tab/>3</text:p>
          <text:p text:style-name="P47">5. @public and @private<text:tab/>4</text:p>
          <text:p text:style-name="P47">6. Blocks Memory Management Rules <text:s/><text:tab/>5</text:p>
          <text:p text:style-name="P47">7. Naming conventions<text:tab/>6</text:p>
          <text:p text:style-name="P48">1. Variables<text:tab/>6</text:p>
          <text:p text:style-name="P48">2. Properties<text:tab/>6</text:p>
          <text:p text:style-name="P48">3. Primitive types<text:tab/>7</text:p>
          <text:p text:style-name="P48">4. File names<text:tab/>8</text:p>
          <text:p text:style-name="P48">5. Class Names<text:tab/>9</text:p>
          <text:p text:style-name="P48">6. Method names<text:tab/>9</text:p>
          <text:p text:style-name="P47">Comments<text:tab/>9</text:p>
          <text:p text:style-name="P47">Cocoa and Objective-C Features<text:tab/>10</text:p>
          <text:p text:style-name="P48">1. Member Variables Should Be @private<text:tab/>10</text:p>
          <text:p text:style-name="P48">2. Identify Designated Initializer<text:tab/>10</text:p>
          <text:p text:style-name="P48">3. Initialization<text:tab/>11</text:p>
          <text:p text:style-name="P48">3.1 Initializing UIView subclasses<text:tab/>11</text:p>
          <text:p text:style-name="P48">4. #import and #include<text:tab/>11</text:p>
          <text:p text:style-name="P48">4.1 Pre-compiled headers<text:tab/>12</text:p>
          <text:p text:style-name="P48">5. Include root frameworks over individual files.<text:tab/>12</text:p>
          <text:p text:style-name="P48">6. dealloc should process instance variables in declaration order<text:tab/>13</text:p>
          <text:p text:style-name="P48">7. Avoid Throwing Exceptions<text:tab/>13</text:p>
          <text:p text:style-name="P48">8. BOOL pitfalls<text:tab/>13</text:p>
          <text:p text:style-name="P47">Properties<text:tab/>15</text:p>
          <text:p text:style-name="P48">1. List out all implementation directives<text:tab/>15</text:p>
          <text:p text:style-name="P48">2. Atomicity<text:tab/>15</text:p>
          <text:p text:style-name="P48">3. Dot notation<text:tab/>16</text:p>
          <text:p text:style-name="P48">4. Deinitialization <text:s/><text:tab/>16</text:p>
          <text:p text:style-name="P47">Repository structure<text:tab/>17</text:p>
          <text:p text:style-name="P48">Filesystem layout<text:tab/>17</text:p>
          <text:p text:style-name="P48">Nib files naming <text:tab/>18</text:p>
          <text:p text:style-name="P47">Interface and protocol declarations<text:tab/>19</text:p>
          <text:p text:style-name="P47">Xcode usage<text:tab/>21</text:p>
        </text:index-body>
      </text:table-of-content>
      <text:p text:style-name="P4"/>
      <text:p text:style-name="P34"/>
      <text:h text:style-name="P56" text:outline-level="1">0. Braces style.</text:h>
      <text:p text:style-name="P2">We use only the <text:a xlink:type="simple" xlink:href="http://en.wikipedia.org/wiki/Indent_style#Allman_style_.28bsd_in_Emacs.29">BSD-Allman style</text:a> to format our “C” conformant code</text:p>
      <text:p text:style-name="P2"/>
      <text:h text:style-name="Heading_20_1" text:outline-level="1">1. Spaces vs. Tabs</text:h>
      <text:p text:style-name="P2">Use only spaces, and indent 3 spaces at a time.</text:p>
      <text:p text:style-name="P2"/>
      <text:h text:style-name="Heading_20_1" text:outline-level="1">2. Method Declarations and Definitions</text:h>
      <text:p text:style-name="P2"><text:span text:style-name="T1">One space</text:span> MUST be used between the round bracket symbols – “<text:span text:style-name="T1">(</text:span>“ and “<text:span text:style-name="T1">)</text:span>” – for the input parameter declarations. The <text:span text:style-name="T3">output parameter type</text:span> includes no spaces. </text:p>
      <text:p text:style-name="P2"/>
      <text:p text:style-name="P7"><text:tab/>-(NSString*)name;</text:p>
      <text:p text:style-name="P7"><text:tab/>-(void)setName:( NSString* )name_;</text:p>
      <text:p text:style-name="P7"><text:tab/>-(int)size;</text:p>
      <text:p text:style-name="P7"><text:tab/>-(void)setSize:( int )size_; </text:p>
      <text:p text:style-name="P2"/>
      <text:p text:style-name="P2"/>
      <text:p text:style-name="P2">The method name IS NEVER separated by the spaces from the input parameter type and the colon sign.</text:p>
      <text:p text:style-name="P2"/>
      <text:p text:style-name="P7"><text:tab/>-(void)setName:( NSString* )name_;</text:p>
      <text:p text:style-name="P2"/>
      <text:p text:style-name="P2"/>
      <text:p text:style-name="P2">Complex method names SHOULD be aligned according by the colon sign : </text:p>
      <text:p text:style-name="P9"/>
      <text:p text:style-name="P7"><text:tab/>-(void)clipController:( RPClipController* )clip_controller_</text:p>
      <text:p text:style-name="P7"><text:tab/> <text:s text:c="8"/>didLoadClips:( NSArray* ) clips_</text:p>
      <text:p text:style-name="P7"><text:tab/> <text:s text:c="15"/>error:( NSError* )error_;</text:p>
      <text:p text:style-name="P2"/>
      <text:p text:style-name="P2"/>
      <text:h text:style-name="Heading_20_1" text:outline-level="1">3. Method Invocations</text:h>
      <text:h text:style-name="Heading_20_2" text:outline-level="2">3.1 Usual methods</text:h>
      <text:p text:style-name="P35">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5">Actual parameters must be <text:span text:style-name="T1">separated</text:span> from the <text:span text:style-name="T1">colon sign</text:span> with <text:span text:style-name="T1">one space</text:span></text:p>
      <text:p text:style-name="P35"/>
      <text:p text:style-name="P35">Invocations should have all arguments on one line: </text:p>
      <text:p text:style-name="P7">[ myObject doFooWith: arg1_ name: arg_name_ error: error_arg_ ];</text:p>
      <text:p text:style-name="P11"/>
      <text:p text:style-name="P35">or have one argument per line, with colons aligned: </text:p>
      <text:p text:style-name="P7">[ myObject doFooWith: arg1</text:p>
      <text:p text:style-name="P7"><text:s text:c="16"/>name: name</text:p>
      <text:p text:style-name="P38"><text:s text:c="15"/>error: error ];</text:p>
      <text:p text:style-name="P35"><text:soft-page-break/>Don't use any of these styles: </text:p>
      <text:p text:style-name="P12">[myObject doFooWith:arg1 name:arg2 <text:s/>// some lines with &gt;1 arg</text:p>
      <text:p text:style-name="P12"><text:s text:c="14"/>error:arg3];</text:p>
      <text:p text:style-name="P12"/>
      <text:p text:style-name="P12">[myObject doFooWith:arg1</text:p>
      <text:p text:style-name="P12"><text:s text:c="15"/>name:arg2 error:arg3];</text:p>
      <text:p text:style-name="P12"/>
      <text:p text:style-name="P12">[myObject doFooWith:arg1</text:p>
      <text:p text:style-name="P12"><text:s text:c="10"/>name:arg2 <text:s/>// aligning keywords instead of colons</text:p>
      <text:p text:style-name="P12"><text:s text:c="10"/>error:arg3];</text:p>
      <text:p text:style-name="P2"/>
      <text:p text:style-name="P2"/>
      <text:h text:style-name="Heading_20_2" text:outline-level="2">3.2 Methods with the unknown parameters count</text:h>
      <text:p text:style-name="P2">Their parameters MUST be organized according to the structures they represent. ( in the way they will be parsed ).</text:p>
      <text:p text:style-name="P2"/>
      <text:p text:style-name="P2">Each new item row MUST begin with the coma sign</text:p>
      <text:p text:style-name="P7">NSDictionary* english_russian_ = [ NSDictionary dictionaryWithObjects:<text:span text:style-name="T7"> </text:span></text:p>
      <text:p text:style-name="P7"><text:s text:c="37"/>@”cat”, “@кошка”</text:p>
      <text:p text:style-name="P7"><text:s text:c="35"/>, @”apple”, @”яблоко”</text:p>
      <text:p text:style-name="P7"><text:s text:c="35"/>, nil ];</text:p>
      <text:p text:style-name="P2"/>
      <text:p text:style-name="P2"/>
      <text:p text:style-name="P35">Don't use any of these styles: </text:p>
      <text:p text:style-name="P12">NSDictionary* english_russian_ = // commas are at the end of the row</text:p>
      <text:p text:style-name="P12"><text:s text:c="3"/>[ NSDictionary dictionaryWithObjects: // not at the beginning</text:p>
      <text:p text:style-name="P12"><text:s text:c="7"/>@”cat”, “@кошка”,</text:p>
      <text:p text:style-name="P12"><text:s text:c="7"/>@”apple”, @”яблоко”,</text:p>
      <text:p text:style-name="P12"><text:s text:c="7"/>nil ];</text:p>
      <text:p text:style-name="P2"/>
      <text:p text:style-name="P12">NSDictionary* english_russian_ = <text:s/>// item rows are broken</text:p>
      <text:p text:style-name="P12"><text:s text:c="3"/>[ NSDictionary dictionaryWithObjects: </text:p>
      <text:p text:style-name="P12"><text:s text:c="7"/>@”cat”, “@кошка”, @”apple” </text:p>
      <text:p text:style-name="P12"><text:s text:c="5"/>, @”яблоко”</text:p>
      <text:p text:style-name="P12"><text:s text:c="5"/>, nil ];</text:p>
      <text:p text:style-name="P2"/>
      <text:h text:style-name="Heading_20_1" text:outline-level="1">4. Operators – If, for</text:h>
      <text:p text:style-name="P2">After “<text:span text:style-name="T1">if</text:span>” and “<text:span text:style-name="T1">for</text:span>” operators there MUST be a space before the bracket. Actually, the brackets MUST be surrounded with spaces.</text:p>
      <text:p text:style-name="P2"/>
      <text:p text:style-name="P7">if ( a_ &gt; b_ )</text:p>
      <text:p text:style-name="P7">{</text:p>
      <text:p text:style-name="P7"><text:s text:c="3"/>return a;</text:p>
      <text:p text:style-name="P7">} </text:p>
      <text:p text:style-name="P7"/>
      <text:p text:style-name="P7">for ( int i_ = 0; i_ &lt; count_; ++i_ )</text:p>
      <text:p text:style-name="P7">{</text:p>
      <text:p text:style-name="P7"><text:s text:c="3"/>;</text:p>
      <text:p text:style-name="P7">}</text:p>
      <text:p text:style-name="P2"/>
      <text:p text:style-name="P37">Don't use any of these styles: </text:p>
      <text:p text:style-name="P12"><text:span text:style-name="T9">if ( a_ &gt; </text:span>b_) <text:s/>//no space before enclosing bracket</text:p>
      <text:p text:style-name="P7"/>
      <text:p text:style-name="P12"><text:span text:style-name="T9">for </text:span>(int i_<text:span text:style-name="T9"> = 0; i_ &lt; count_; ++i_ ) </text:span>// no space after opening bracket</text:p>
      <text:p text:style-name="P12"/>
      <text:p text:style-name="P12">if(<text:span text:style-name="T9"> a_ &gt; b_ ) </text:span>//the logical statement is not separated from the “if”</text:p>
      <text:p text:style-name="P2"/>
      <text:p text:style-name="P2"/>
      <text:p text:style-name="P2">Use compiler guarding techniques in the logical statements : <text:s/></text:p>
      <text:p text:style-name="P7">if ( 5 == variable_ ) <text:s/>// good</text:p>
      <text:p text:style-name="P7"/>
      <text:p text:style-name="P8">if ( variable_ == 5 ) // avoid. Possible error : </text:p>
      <text:p text:style-name="P12">if ( variable_ = 5 ) // Unwanted assignment, wrong result</text:p>
      <text:p text:style-name="P2"/>
      <text:p text:style-name="P2"/>
      <text:p text:style-name="P2">Do not inline multiple operators in a single code line </text:p>
      <text:p text:style-name="P12">if ( !self = [ super init ] ) // hardly readable</text:p>
      <text:p text:style-name="P12"><text:s text:c="3"/>return nil;</text:p>
      <text:p text:style-name="P2"/>
      <text:p text:style-name="P7">self = [ super init ];</text:p>
      <text:p text:style-name="P7">if ( !self )</text:p>
      <text:p text:style-name="P7">{</text:p>
      <text:p text:style-name="P7"><text:s text:c="3"/>return nil;</text:p>
      <text:p text:style-name="P7">}</text:p>
      <text:p text:style-name="P2"/>
      <text:p text:style-name="P2"/>
      <text:p text:style-name="P2"/>
      <text:h text:style-name="Heading_20_1" text:outline-level="1">5. @public and @private</text:h>
      <text:p text:style-name="P5"/>
      <text:p text:style-name="P35">These modifiers MUST NOT be idented. The declarations below it MUST be one time idented</text:p>
      <text:p text:style-name="P5"/>
      <text:p text:style-name="P7">@interface A : NSObject</text:p>
      <text:p text:style-name="P7">{<text:span text:style-name="T10"><text:line-break/></text:span>@private</text:p>
      <text:p text:style-name="P7"><text:s text:c="3"/>NSUInteger _pages_count;</text:p>
      <text:p text:style-name="P7"><text:s text:c="3"/>NSString* _title;</text:p>
      <text:p text:style-name="P7">}</text:p>
      <text:p text:style-name="P7"/>
      <text:p text:style-name="P35">Don't use any of these styles:</text:p>
      <text:p text:style-name="P12">@interface A : NSObject <text:s/>// The declarations are not idented</text:p>
      <text:p text:style-name="P12">{<text:span text:style-name="T10"><text:line-break/></text:span>@private </text:p>
      <text:p text:style-name="P12">NSUInteger _pages_count;</text:p>
      <text:p text:style-name="P12">NSString* _title;</text:p>
      <text:p text:style-name="P12">}</text:p>
      <text:p text:style-name="P36"/>
      <text:p text:style-name="P12">@interface A : NSObject <text:s/>// the keyword MUST NOT be idented</text:p>
      <text:p text:style-name="P12">{<text:span text:style-name="T10"><text:line-break/></text:span> <text:s text:c="2"/>@private</text:p>
      <text:p text:style-name="P12"><text:s text:c="6"/>NSUInteger _pages_count;</text:p>
      <text:p text:style-name="P12"><text:s text:c="6"/>NSString* _title;</text:p>
      <text:p text:style-name="P12">}</text:p>
      <text:p text:style-name="P35"/>
      <text:h text:style-name="Heading_20_1" text:outline-level="1"><text:soft-page-break/>6. Blocks Memory Management Rules <text:s/></text:h>
      <text:p text:style-name="P5"/>
      <text:p text:style-name="P5">a) properties attributes</text:p>
      <text:p text:style-name="P5"/>
      <text:p text:style-name="P35">Blocks properties MUST always use "copy" attribute .</text:p>
      <text:p text:style-name="P5"/>
      <text:p text:style-name="P7">@interface A : NSObject</text:p>
      <text:p text:style-name="P7">{</text:p>
      <text:p text:style-name="P7"><text:s text:c="2"/>…<text:span text:style-name="T10"><text:line-break/></text:span>}</text:p>
      <text:p text:style-name="P7"/>
      <text:p text:style-name="P7">typedef BOOL (^PredicateBlock) ( id object_ );</text:p>
      <text:p text:style-name="P7"/>
      <text:p text:style-name="P7">@property ( nonatomic, copy ) PredicateBlock predicate;</text:p>
      <text:p text:style-name="P7"/>
      <text:p text:style-name="P35">Don't use any of these attributes:</text:p>
      <text:p text:style-name="P12">@property ( nonatomic, assign ) <text:s/>PredicateBlock predicate;</text:p>
      <text:p text:style-name="P12"/>
      <text:p text:style-name="P12">@property ( nonatomic, retain ) <text:s/>PredicateBlock predicate;</text:p>
      <text:p text:style-name="P35"/>
      <text:p text:style-name="P5">b) blocks retain context</text:p>
      <text:p text:style-name="P5"/>
      <text:p text:style-name="P35">Blocks MUST not use "super" in own function.</text:p>
      <text:p text:style-name="P7">-(void)reloadData</text:p>
      <text:p text:style-name="P7">{</text:p>
      <text:p text:style-name="P7"><text:s text:c="3"/>[ super reloadData ];</text:p>
      <text:p text:style-name="P7">}</text:p>
      <text:p text:style-name="P7"/>
      <text:p text:style-name="P7">-(void)someFunc</text:p>
      <text:p text:style-name="P7">{</text:p>
      <text:p text:style-name="P7"><text:s text:c="3"/>void (^block_) ( void ) = ^{ [ self reloadData ]; };</text:p>
      <text:p text:style-name="P7">}</text:p>
      <text:p text:style-name="P7"/>
      <text:p text:style-name="P35">Such code may cause a crash at delayed blocks calls:</text:p>
      <text:p text:style-name="P12">-(void)someFunc</text:p>
      <text:p text:style-name="P12">{</text:p>
      <text:p text:style-name="P12"><text:s text:c="3"/>void (^block_) ( void ) = ^{ [ super reloadData ]; };</text:p>
      <text:p text:style-name="P12"/>
      <text:p text:style-name="P12"><text:s text:c="3"/>[ block_ performAfterDelay: 1.0 ];</text:p>
      <text:p text:style-name="P12">}</text:p>
      <text:h text:style-name="Heading_20_1" text:outline-level="1"/>
      <text:h text:style-name="P56" text:outline-level="1">7. Naming conventions</text:h>
      <text:h text:style-name="Heading_20_2" text:outline-level="2">1. Variables</text:h>
      <text:p text:style-name="P2"/>
      <text:p text:style-name="P2">ALL variable names are written in the <text:span text:style-name="T1">underscore notation</text:span>. Meaning that the parts of the name are separated with the underscore symbol and contain ONLY small letters.</text:p>
      <text:p text:style-name="P2"/>
      <table:table table:name="Table1" table:style-name="Table1">
        <table:table-column table:style-name="Table1.A" table:number-columns-repeated="3"/>
        <table:table-row>
          <table:table-cell table:style-name="Table1.A1" office:value-type="string">
            <text:p text:style-name="P2">Code element</text:p>
          </table:table-cell>
          <table:table-cell table:style-name="Table1.A1" office:value-type="string">
            <text:p text:style-name="P2">Formatting description</text:p>
          </table:table-cell>
          <table:table-cell table:style-name="Table1.A1" office:value-type="string">
            <text:p text:style-name="P2">Example</text:p>
          </table:table-cell>
        </table:table-row>
        <table:table-row>
          <table:table-cell table:style-name="Table1.A1" office:value-type="string">
            <text:p text:style-name="P2">Local variables </text:p>
          </table:table-cell>
          <table:table-cell table:style-name="Table1.A1" office:value-type="string">
            <text:p text:style-name="P2">MUST end with the underscore sign</text:p>
          </table:table-cell>
          <table:table-cell table:style-name="Table1.A1" office:value-type="string">
            <text:p text:style-name="P7">NSUInteger pages_count_ = 5;</text:p>
          </table:table-cell>
        </table:table-row>
        <table:table-row>
          <table:table-cell table:style-name="Table1.A1" office:value-type="string">
            <text:p text:style-name="P2">Instance variables</text:p>
          </table:table-cell>
          <table:table-cell table:style-name="Table1.A1" office:value-type="string">
            <text:p text:style-name="P2">MUST start with the underscore sign</text:p>
          </table:table-cell>
          <table:table-cell table:style-name="Table1.A1" office:value-type="string">
            <text:p text:style-name="P7">@interface ABook : NSObject</text:p>
            <text:p text:style-name="P7">{<text:span text:style-name="T10"><text:line-break/></text:span>@private</text:p>
            <text:p text:style-name="P7"><text:tab/>NSUInteger _pages_count;</text:p>
            <text:p text:style-name="P7">}</text:p>
          </table:table-cell>
        </table:table-row>
        <table:table-row>
          <table:table-cell table:style-name="Table1.A1" office:value-type="string">
            <text:p text:style-name="P2">private global variables</text:p>
          </table:table-cell>
          <table:table-cell table:style-name="Table1.A1" office:value-type="string">
            <text:p text:style-name="P2">MUST end with the underscore sign (same as local variables)</text:p>
          </table:table-cell>
          <table:table-cell table:style-name="Table1.A1" office:value-type="string">
            <text:p text:style-name="P7">static NSUInteger max_pages_count_ = 5;</text:p>
          </table:table-cell>
        </table:table-row>
        <table:table-row>
          <table:table-cell table:style-name="Table1.A1" office:value-type="string">
            <text:p text:style-name="P2">global variables with public usage</text:p>
          </table:table-cell>
          <table:table-cell table:style-name="Table1.A1" office:value-type="string">
            <text:p text:style-name="P2">according to the apple standard</text:p>
          </table:table-cell>
          <table:table-cell table:style-name="Table1.A1" office:value-type="string">
            <text:p text:style-name="P2">MyConstants.h</text:p>
            <text:p text:style-name="P7">extern NSUInteger RNGlobalVariable;</text:p>
            <text:p text:style-name="P7">extern NSString* const RNAnotherGlobalVariable;</text:p>
            <text:p text:style-name="P2">------------------------------------------</text:p>
            <text:p text:style-name="P2">MyConstants.m</text:p>
            <text:p text:style-name="P7">NSUInteger RNGlobalVariable = 5;</text:p>
            <text:p text:style-name="P7">NSString* const RNAnotherGlobalVariable = @“Hello”;</text:p>
            <text:p text:style-name="P2"/>
          </table:table-cell>
        </table:table-row>
      </table:table>
      <text:p text:style-name="P2"/>
      <text:p text:style-name="P2"/>
      <text:p text:style-name="P2">If we have several constant of integral type better unite them into one enum, each constant name should start with enum name prefix. Coma separator MUST be used before every single constant of the enum.</text:p>
      <text:p text:style-name="P10"/>
      <text:p text:style-name="P7">typedef enum</text:p>
      <text:p text:style-name="P7">{</text:p>
      <text:p text:style-name="P7"><text:s text:c="3"/>RNColorWhite</text:p>
      <text:p text:style-name="P7"><text:s text:c="3"/>, RNColorBlack</text:p>
      <text:p text:style-name="P7"><text:s text:c="3"/>, RNColorRed</text:p>
      <text:p text:style-name="P7">} RNColorType;</text:p>
      <text:h text:style-name="Heading_20_2" text:outline-level="2">2. Properties</text:h>
      <text:p text:style-name="P2">ALL property names MUST be written in the <text:a xlink:type="simple" xlink:href="http://en.wikipedia.org/wiki/CamelCase">Camel case notation</text:a></text:p>
      <text:p text:style-name="P2"/>
      <text:p text:style-name="P2">Properties declarations MUST be ordered in the same way as instance variables are.</text:p>
      <text:p text:style-name="P2"/>
      <text:p text:style-name="P2">The optional property qualifiers SHOULD be omitted. However, you can write them <text:soft-page-break/>explicitly if you want to.</text:p>
      <text:p text:style-name="P2"/>
      <text:p text:style-name="P2">The qualifiers list MUST be separated by spaces from the @property keyword and the property type.</text:p>
      <text:p text:style-name="P2"/>
      <text:p text:style-name="P2">.h</text:p>
      <text:p text:style-name="P7">@property ( nonatomic, assign ) NSUInteger pagesCount;</text:p>
      <text:p text:style-name="P2">-------------------------------------------------------------------</text:p>
      <text:p text:style-name="P2">.m</text:p>
      <text:p text:style-name="P7">@synthesize pagesCount = _pages<text:span text:style-name="T3">_</text:span>count;</text:p>
      <text:p text:style-name="P2"/>
      <text:p text:style-name="P2"/>
      <text:p text:style-name="P35">Don't use any of these styles: </text:p>
      <text:p text:style-name="P15">// no space after keyword</text:p>
      <text:p text:style-name="P12">@property( nonatomic, assign ) NSUInteger pagesCount;</text:p>
      <text:p text:style-name="P12"/>
      <text:p text:style-name="P15">// no space before type</text:p>
      <text:p text:style-name="P12">@property ( nonatomic, assign )NSUInteger pagesCount;</text:p>
      <text:p text:style-name="P13"/>
      <text:p text:style-name="P15">// no space before the brace</text:p>
      <text:p text:style-name="P12">@property ( nonatomic, assign) NSUInteger pagesCount;</text:p>
      <text:p text:style-name="P13"/>
      <text:p text:style-name="P15">// no space after the brace</text:p>
      <text:p text:style-name="P12">@property (nonatomic, assign ) NSUInteger pagesCount;</text:p>
      <text:p text:style-name="P2"/>
      <text:h text:style-name="Heading_20_2" text:outline-level="2">3. Primitive types</text:h>
      <text:p text:style-name="P2">Avoid using raw C types. Use typedefs form the Foundation framework instead. Do not use int instead of bool. Do not mix signed and unsigned types.</text:p>
      <text:p text:style-name="P2"/>
      <text:p text:style-name="P7">// GOOD</text:p>
      <text:p text:style-name="P7">BOOL operation_result_ = YES;</text:p>
      <text:p text:style-name="P7">@property ( nonatomic, assign ) NSUInteger pagesCount;</text:p>
      <text:p text:style-name="P17">// BAD</text:p>
      <text:p text:style-name="P17">bool operation_result_ = YES;</text:p>
      <text:p text:style-name="P17">@property ( nonatomic, assign ) int pagesCount;</text:p>
      <text:p text:style-name="P13">//Ugly</text:p>
      <text:p text:style-name="P12">int operation_result_ = 1;</text:p>
      <text:p text:style-name="P2"/>
      <text:h text:style-name="Heading_20_2" text:outline-level="2"/>
      <text:h text:style-name="P58" text:outline-level="2">4. File names</text:h>
      <text:p text:style-name="P2"/>
      <text:p text:style-name="P18">File names MUST reflect the name of the class implementation that they contain -- including case. Follow the convention that your project uses.</text:p>
      <text:p text:style-name="P39">File extensions should be as follows:</text:p>
      <table:table table:name="Table2" table:style-name="Table2">
        <table:table-column table:style-name="Table2.A"/>
        <table:table-column table:style-name="Table2.B"/>
        <table:table-row>
          <table:table-cell table:style-name="Table2.A1" office:value-type="string">
            <text:p text:style-name="P26">.h</text:p>
          </table:table-cell>
          <table:table-cell table:style-name="Table2.A1" office:value-type="string">
            <text:p text:style-name="P18">C/C++/Objective-C header file</text:p>
          </table:table-cell>
        </table:table-row>
        <table:table-row>
          <table:table-cell table:style-name="Table2.A1" office:value-type="string">
            <text:p text:style-name="P26">.m</text:p>
          </table:table-cell>
          <table:table-cell table:style-name="Table2.A1" office:value-type="string">
            <text:p text:style-name="P18">Objective-C implementation file</text:p>
          </table:table-cell>
        </table:table-row>
        <table:table-row>
          <table:table-cell table:style-name="Table2.A1" office:value-type="string">
            <text:p text:style-name="P26">.mm</text:p>
          </table:table-cell>
          <table:table-cell table:style-name="Table2.A1" office:value-type="string">
            <text:p text:style-name="P18">Objective-C++ implementation file</text:p>
          </table:table-cell>
        </table:table-row>
        <table:table-row>
          <table:table-cell table:style-name="Table2.A1" office:value-type="string">
            <text:p text:style-name="P26">.cpp or .cc</text:p>
          </table:table-cell>
          <table:table-cell table:style-name="Table2.A1" office:value-type="string">
            <text:p text:style-name="P18">Pure C++ implementation file</text:p>
          </table:table-cell>
        </table:table-row>
        <table:table-row>
          <table:table-cell table:style-name="Table2.A1" office:value-type="string">
            <text:p text:style-name="P26">.c</text:p>
          </table:table-cell>
          <table:table-cell table:style-name="Table2.A1" office:value-type="string">
            <text:p text:style-name="P18">C implementation file</text:p>
          </table:table-cell>
        </table:table-row>
      </table:table>
      <text:p text:style-name="P18"/>
      <text:p text:style-name="P18"/>
      <text:p text:style-name="P18">File names for categories MUST start with the name of the class being extended, e.g. </text:p>
      <text:p text:style-name="P26">GTMNSString+Utils.h<text:span text:style-name="T11"> or </text:span></text:p>
      <text:p text:style-name="P26">GTMNSTextView+Autocomplete.h</text:p>
      <text:p text:style-name="P2"/>
      <text:p text:style-name="P2"/>
      <text:p text:style-name="P3">One file MUST contain ONLY ONE <text:span text:style-name="T1">interface</text:span> or <text:span text:style-name="T1">protocol</text:span> declaration. </text:p>
      <text:p text:style-name="P3">However, a file MAY contain <text:span text:style-name="T1">multiple categories</text:span> of a <text:span text:style-name="T1">single interface</text:span>.</text:p>
      <text:p text:style-name="P3"/>
      <text:p text:style-name="P2"/>
      <text:h text:style-name="P58" text:outline-level="2">5. <text:span text:style-name="T4">Class Names</text:span></text:h>
      <text:p text:style-name="P18">Class names (along with category and protocol names) should start as uppercase and use <text:a xlink:type="simple" xlink:href="http://en.wikipedia.org/wiki/CamelCase"><text:span text:style-name="T8">Camel case notation</text:span></text:a> to delimit words.</text:p>
      <text:p text:style-name="P39"/>
      <text:p text:style-name="P39">Each class MUST have a prefix, made up from the project or library name shortcut (e.g. <text:span text:style-name="T13">GTMSendMessage</text:span>).</text:p>
      <text:p text:style-name="P2"/>
      <text:h text:style-name="Heading_20_2" text:outline-level="2">6. Method names</text:h>
      <text:p text:style-name="P33">The method name should read like a sentence if possible, meaning you should choose parameter names that flow with the method name. (e.g. <text:span text:style-name="T13">convertPoint:fromRect:</text:span> or <text:span text:style-name="T13">replaceCharactersInRange:withString:</text:span>). See <text:a xlink:type="simple" xlink:href="http://developer.apple.com/documentation/Cocoa/Conceptual/CodingGuidelines/Articles/NamingMethods.html#//apple_ref/doc/uid/20001282-BCIGIJJF"><text:span text:style-name="T15">Apple's Guide to Naming Methods</text:span></text:a> for more details.</text:p>
      <text:p text:style-name="P39">Accessor methods should be named the same as the variable they're "getting", but they should <text:span text:style-name="T16">not</text:span> be prefixed with the word "get". For example:</text:p>
      <text:p text:style-name="P28">- (id)getDelegate; <text:s/>// AVOID</text:p>
      <text:p text:style-name="P26">- (id)delegate; <text:s text:c="3"/>// GOOD</text:p>
      <text:p text:style-name="P18">This is for Objective-C methods only.</text:p>
      <text:p text:style-name="P32"/>
      <text:h text:style-name="Heading_20_1" text:outline-level="1">Comments</text:h>
      <text:p text:style-name="P18">The <text:span text:style-name="T17">implementation source files </text:span>SHOULD NOT contain any <text:span text:style-name="T17">comments</text:span>. The code SHOULD be self-documented ( as simple and as clean as possible ).</text:p>
      <text:p text:style-name="P18"/>
      <text:p text:style-name="P18">Any comments will indicate that fixes are required for this file.</text:p>
      <text:p text:style-name="P18"/>
      <text:p text:style-name="P18"/>
      <text:p text:style-name="P18">Header files, MAY contain some commented stuff. </text:p>
      <text:p text:style-name="P18"><text:span text:style-name="T17">For example</text:span>, it can be </text:p>
      <text:list xml:id="list1353867436" text:style-name="L1">
        <text:list-item>
          <text:p text:style-name="P50">an expected NSArray (or other collection) item type. </text:p>
        </text:list-item>
        <text:list-item>
          <text:p text:style-name="P50">Signature of the selector parameter for the method</text:p>
        </text:list-item>
        <text:list-item>
          <text:p text:style-name="P50">Limitations for the parameters</text:p>
        </text:list-item>
        <text:list-item>
          <text:p text:style-name="P50">Designated initializer</text:p>
        </text:list-item>
        <text:list-item>
          <text:p text:style-name="P50">etc.</text:p>
        </text:list-item>
      </text:list>
      <text:p text:style-name="P18"/>
      <text:p text:style-name="P18"/>
      <text:p text:style-name="P18">However, comments MUST be avoided. Use them ONLY in emergency cases.</text:p>
      <text:h text:style-name="P55" text:outline-level="1"><text:soft-page-break/>Cocoa and Objective-C Features</text:h>
      <text:p text:style-name="P18"/>
      <text:h text:style-name="Heading_20_2" text:outline-level="2">1. Member Variables Should Be @private</text:h>
      <text:p text:style-name="P18">Member variables should be declared <text:span text:style-name="T13">@private</text:span>.</text:p>
      <text:p text:style-name="P26">@interface MyClass : NSObject </text:p>
      <text:p text:style-name="P26">{</text:p>
      <text:p text:style-name="P26">@private</text:p>
      <text:p text:style-name="P26"><text:s text:c="3"/>UIView* _my_view;</text:p>
      <text:p text:style-name="P26"><text:s text:c="3"/>UIViewControl* _parent_view_controller;</text:p>
      <text:p text:style-name="P26"/>
      <text:p text:style-name="P26"><text:s text:c="3"/>id _my_instance_variable;</text:p>
      <text:p text:style-name="P26">}</text:p>
      <text:p text:style-name="P26">// public accessors, setter takes ownership</text:p>
      <text:p text:style-name="P26">-(id)myInstanceVariable;</text:p>
      <text:p text:style-name="P26">-(void)setMyInstanceVariable: ( id )theVar;</text:p>
      <text:p text:style-name="P26">@end</text:p>
      <text:p text:style-name="P18"/>
      <text:p text:style-name="P18">To <text:span text:style-name="T17">access</text:span> the instance variables you MUST use <text:span text:style-name="T17">properties</text:span> rather than ivars.</text:p>
      <text:p text:style-name="P18"/>
      <text:p text:style-name="P18">Order of instance variables is important. The declaration order is :</text:p>
      <text:list xml:id="list508838210" text:style-name="L2">
        <text:list-item>
          <text:p text:style-name="P51"><text:s/>view variables</text:p>
        </text:list-item>
        <text:list-item>
          <text:p text:style-name="P51"><text:s/>controller variables</text:p>
        </text:list-item>
        <text:list-item>
          <text:p text:style-name="P51"><text:s/>model variables</text:p>
        </text:list-item>
      </text:list>
      <text:p text:style-name="P18"/>
      <text:h text:style-name="Heading_20_2" text:outline-level="2">2. Identify Designated Initializer</text:h>
      <text:p text:style-name="P18">Comment and clearly identify your designated initializer.</text:p>
      <text:p text:style-name="P18">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8"/>
      <text:p text:style-name="P19">If you replace a superclass designated initializer with your own one, you MUST provide an implementation for the superclass designated initializer. </text:p>
      <text:p text:style-name="P19">If it is impossible to implement a superclass designated initializer (some very custom initialization is required), please create a stub implementation using NSAssert.</text:p>
      <text:p text:style-name="P18"/>
      <text:p text:style-name="P18"/>
      <text:h text:style-name="P58" text:outline-level="2">3. Initialization</text:h>
      <text:p text:style-name="P18">Don't initialize variables to <text:span text:style-name="T13">0</text:span> or <text:span text:style-name="T13">nil</text:span> in the init method; it's redundant.</text:p>
      <text:p text:style-name="P39">All memory for a newly allocated object is initialized to 0 (except for <text:span text:style-name="T14">isa</text:span>), so don't clutter up the <text:span text:style-name="T13">init</text:span> method by re-initializing variables to 0 or <text:span text:style-name="T13">nil</text:span>.</text:p>
      <text:p text:style-name="P18"/>
      <text:h text:style-name="Heading_20_2" text:outline-level="2">3.1 Initializing UIView subclasses</text:h>
      <text:p text:style-name="P18">While subclassing UIViews, you MUST implement the following initialization methods :</text:p>
      <text:list xml:id="list1507713330" text:style-name="L1">
        <text:list-item>
          <text:p text:style-name="P53">-(id)init</text:p>
        </text:list-item>
        <text:list-item>
          <text:p text:style-name="P53">-(id)initWithFrame:( CGRect )frame_</text:p>
        </text:list-item>
        <text:list-item>
          <text:p text:style-name="P53">-(void)awakeFromNib</text:p>
        </text:list-item>
      </text:list>
      <text:p text:style-name="P18"/>
      <text:p text:style-name="P19">Don't forget to call [ super awakeFromNib ];</text:p>
      <text:p text:style-name="P18"/>
      <text:p text:style-name="P18"/>
      <text:h text:style-name="Heading_20_2" text:outline-level="2"><text:span text:style-name="T4">4. </text:span><text:span text:style-name="T1">#import and #include</text:span></text:h>
      <text:p text:style-name="P18"><text:span text:style-name="T13">#import</text:span> Objective-C/Objective-C++ headers, and <text:span text:style-name="T13">#include</text:span> C/C++ headers.</text:p>
      <text:p text:style-name="P18">Choose between <text:span text:style-name="T13">#import</text:span> and <text:span text:style-name="T13">#include</text:span> based on the language of the header that you are including.</text:p>
      <text:p text:style-name="P18"/>
      <text:p text:style-name="P18">When including headers from the library (third-party or our own one), please use triangle brackets <text:span text:style-name="T17">&lt;&gt;</text:span> instead of double quotes <text:span text:style-name="T17">“”</text:span></text:p>
      <text:p text:style-name="P27">#import &lt;ESCommon/ESUI/StripeView/ESStripeView.h&gt; <text:s/>// good</text:p>
      <text:p text:style-name="P27">#import &lt;JSON/SBJson.h&gt; <text:s/>// good</text:p>
      <text:p text:style-name="P14">#import “JSON/SBJson.h” <text:s/>// avoid</text:p>
      <text:p text:style-name="P22"/>
      <text:p text:style-name="P18"/>
      <text:p text:style-name="P18">!!! NEVER use recursive include feature of the Xcode. !!! </text:p>
      <text:p text:style-name="P20"/>
      <text:p text:style-name="P27">#import &lt;ESCommon/ESUI/StripeView/ESStripeView.h&gt; <text:s/>// good</text:p>
      <text:p text:style-name="P14">#import &lt;ESStripeView.h&gt; <text:s/>//avoid – missing base path <text:s/>ESCommon/ESUI/StripeView/</text:p>
      <text:p text:style-name="P18"/>
      <text:p text:style-name="P18"/>
      <text:p text:style-name="P18">Header files MUST be included in the following order (from least general headers to most general ones) : </text:p>
      <text:list xml:id="list1302119298" text:style-name="L2">
        <text:list-item>
          <text:p text:style-name="P51">The corresponding header for the implementation file. </text:p>
        </text:list-item>
        <text:list-item>
          <text:p text:style-name="P51">View headers (including their delegates) from the same project.</text:p>
        </text:list-item>
        <text:list-item>
          <text:p text:style-name="P51">View controller headers (including their delegates) from the same project.</text:p>
        </text:list-item>
        <text:list-item>
          <text:p text:style-name="P51">Busyness logic headers from the same project</text:p>
        </text:list-item>
        <text:list-item>
          <text:p text:style-name="P51">View headers (including their delegates) from our libraries.</text:p>
        </text:list-item>
        <text:list-item>
          <text:p text:style-name="P51">View controller headers (including their delegates) from our libraries .</text:p>
        </text:list-item>
        <text:list-item>
          <text:p text:style-name="P51">Busyness logic headers from our libraries</text:p>
        </text:list-item>
        <text:list-item>
          <text:p text:style-name="P51"><text:soft-page-break/>View headers (including their delegates) from third-party libraries.</text:p>
        </text:list-item>
        <text:list-item>
          <text:p text:style-name="P51">View controller headers (including their delegates) from third-party libraries .</text:p>
        </text:list-item>
        <text:list-item>
          <text:p text:style-name="P51">Busyness logic headers from third-party libraries</text:p>
        </text:list-item>
        <text:list-item>
          <text:p text:style-name="P51">Standard libraries and frameworks</text:p>
        </text:list-item>
        <text:list-item>
          <text:p text:style-name="P51">Objective-C runtime interface headers.</text:p>
        </text:list-item>
      </text:list>
      <text:p text:style-name="P18"/>
      <text:p text:style-name="P18">In the <text:span text:style-name="T17">header files</text:span> forward declarations of classes and protocols (<text:span text:style-name="T17">@class, @protoco</text:span>l) SHOULD be used <text:span text:style-name="T17">instead</text:span> of <text:span text:style-name="T17">#import/include</text:span> statements wherever possible.</text:p>
      <text:p text:style-name="P18"/>
      <text:p text:style-name="P23"><text:span text:style-name="T1">Inside the library</text:span><text:span text:style-name="T19"> the </text:span><text:span text:style-name="T1">triangle brackets</text:span><text:span text:style-name="T19"> MUST be used </text:span><text:span text:style-name="T1">in the headers</text:span><text:span text:style-name="T19"> instead of the quotes </text:span><text:span text:style-name="T1">in the #include and #import</text:span><text:span text:style-name="T19"> directives.</text:span></text:p>
      <text:p text:style-name="P18"/>
      <text:p text:style-name="P18"/>
      <text:h text:style-name="Heading_20_2" text:outline-level="2">4.1 Pre-compiled headers</text:h>
      <text:p text:style-name="P18">In the main project you must put the following things to the pre-compiled header file :</text:p>
      <text:list xml:id="list1184411497" text:style-name="L2">
        <text:list-item>
          <text:p text:style-name="P54">Root headers for Apple frameworks.</text:p>
        </text:list-item>
        <text:list-item>
          <text:p text:style-name="P54">Root headers for third-party and common libraries (in case such root headers exist and is supported by the library development team).</text:p>
        </text:list-item>
        <text:list-item>
          <text:p text:style-name="P54">Headers of used individual classes and protocols from common and third-party libraries.</text:p>
        </text:list-item>
      </text:list>
      <text:p text:style-name="P18"/>
      <text:p text:style-name="P18">For more details on the pre-compiled headers, please consider the following <text:a xlink:type="simple" xlink:href="http://gamesfromwithin.com/the-care-and-feeding-of-pre-compiled-headers"><text:span text:style-name="T8">article</text:span></text:a></text:p>
      <text:p text:style-name="P18"/>
      <text:h text:style-name="Heading_20_2" text:outline-level="2">5. Include root frameworks over individual files.</text:h>
      <text:p text:style-name="P39">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3">#import</text:span> rather than <text:span text:style-name="T13">#include</text:span> for Objective-C frameworks.</text:p>
      <text:p text:style-name="P26">#import &lt;Foundation/Foundation.h&gt; <text:s text:c="4"/>// good</text:p>
      <text:p text:style-name="P28">#import &lt;Foundation/NSArray.h&gt; <text:s text:c="7"/>// avoid</text:p>
      <text:p text:style-name="P28">#import &lt;Foundation/NSString.h&gt;</text:p>
      <text:p text:style-name="P28">...</text:p>
      <text:p text:style-name="P18"/>
      <text:p text:style-name="P18">The same thing applies to the header files from the third-party libraries and our own custom libraries. </text:p>
      <text:p text:style-name="P18"/>
      <text:p text:style-name="P18"><text:span text:style-name="T17">!!! Note !!!</text:span> : these headers must be included to the pre-compiled header file first.</text:p>
      <text:p text:style-name="P18"/>
      <text:h text:style-name="Heading_20_2" text:outline-level="2"><text:soft-page-break/><text:span text:style-name="T4">6. </text:span><text:span text:style-name="T1">dealloc should process instance variables in declaration order</text:span></text:h>
      <text:p text:style-name="P18"><text:span text:style-name="T13">dealloc</text:span> MUST process <text:span text:style-name="T17">instance variables</text:span> in the <text:span text:style-name="T17">same order</text:span> the <text:span text:style-name="T13">@interface</text:span> <text:span text:style-name="T17">declares</text:span> them, so it is easier for a reviewer to verify.</text:p>
      <text:p text:style-name="P39">A code reviewer checking a new or revised <text:span text:style-name="T13">dealloc</text:span> implementation needs to make sure that every retained instance variable gets released.</text:p>
      <text:p text:style-name="P39">To simplify reviewing <text:span text:style-name="T13">dealloc</text:span>, order the code so that the retained instance variables get released in the same order that they are declared in the <text:span text:style-name="T13">@interface</text:span>. If <text:span text:style-name="T13">dealloc</text:span> invokes other methods that release instance variables, add comments describing what instance variables those methods handle.</text:p>
      <text:p text:style-name="P18">The <text:span text:style-name="T17">dealloc</text:span> implementation MUST <text:span text:style-name="T17">go just after</text:span> the properties <text:span text:style-name="T17">@synthesize</text:span> statements. </text:p>
      <text:p text:style-name="P18"/>
      <text:p text:style-name="P18"/>
      <text:p text:style-name="P18"/>
      <text:h text:style-name="Heading_20_2" text:outline-level="2">7. Avoid Throwing Exceptions</text:h>
      <text:p text:style-name="P18">Don't <text:span text:style-name="T13">@throw</text:span> Objective-C exceptions, but you should be prepared to catch them from third-party or OS calls.</text:p>
      <text:p text:style-name="P18"/>
      <text:p text:style-name="P18"/>
      <text:p text:style-name="P2"/>
      <text:h text:style-name="Heading_20_2" text:outline-level="2">8. BOOL pitfalls</text:h>
      <text:p text:style-name="P33">Be careful when converting general integral values to <text:span text:style-name="T13">BOOL</text:span>. Avoid comparing directly with <text:span text:style-name="T13">YES</text:span>.</text:p>
      <text:p text:style-name="P39"><text:span text:style-name="T13">BOOL</text:span> is defined as an unsigned char in Objective-C which means that it can have values other than <text:span text:style-name="T13">YES</text:span> (1) and <text:span text:style-name="T13">NO</text:span> (0). Do not cast or convert general integral values directly to <text:span text:style-name="T13">BOOL</text:span>. Common mistakes include casting or converting an array's size, a pointer value, or the result of a bitwise logic operation to a <text:span text:style-name="T13">BOOL</text:span> which, depending on the value of the last byte of the integral result, could still result in a <text:span text:style-name="T13">NO</text:span> value. When converting a general integral value to a <text:span text:style-name="T13">BOOL</text:span> use ternery operators to return a <text:span text:style-name="T13">YES</text:span> or <text:span text:style-name="T13">NO</text:span> value.</text:p>
      <text:p text:style-name="P39">You can safely interchange and convert <text:span text:style-name="T13">BOOL</text:span>, <text:span text:style-name="T13">_Bool</text:span> and <text:span text:style-name="T13">bool</text:span> (see C++ Std 4.7.4, 4.12 and C99 Std 6.3.1.2). You cannot safely interchange <text:span text:style-name="T13">BOOL</text:span> and <text:span text:style-name="T13">Boolean</text:span> so treat <text:span text:style-name="T13">Booleans</text:span> as a general integral value as discussed above. Only use <text:span text:style-name="T13">BOOL</text:span> in Objective C method signatures.</text:p>
      <text:p text:style-name="P39">Using logical operators (<text:span text:style-name="T13">&amp;&amp;</text:span>, <text:span text:style-name="T13">||</text:span> and <text:span text:style-name="T13">!</text:span>) with <text:span text:style-name="T13">BOOL</text:span> is also valid and will return values that can be safely converted to <text:span text:style-name="T13">BOOL</text:span> without the need for a ternery operator.</text:p>
      <text:p text:style-name="P29"><text:soft-page-break/>- (BOOL)isBold </text:p>
      <text:p text:style-name="P29">{</text:p>
      <text:p text:style-name="P29"><text:s text:c="2"/>return [self fontTraits] &amp; NSFontBoldTrait;</text:p>
      <text:p text:style-name="P29">}</text:p>
      <text:p text:style-name="P29">- (BOOL)isValid </text:p>
      <text:p text:style-name="P29">{</text:p>
      <text:p text:style-name="P29"><text:s text:c="2"/>return [self stringValue];</text:p>
      <text:p text:style-name="P29">}</text:p>
      <text:p text:style-name="P27">- (BOOL)isBold </text:p>
      <text:p text:style-name="P27">{</text:p>
      <text:p text:style-name="P27"><text:s text:c="2"/>return ([self fontTraits] &amp; NSFontBoldTrait) ? YES : NO;</text:p>
      <text:p text:style-name="P27">}</text:p>
      <text:p text:style-name="P27">- (BOOL)isValid </text:p>
      <text:p text:style-name="P27">{</text:p>
      <text:p text:style-name="P27"><text:s text:c="2"/>return [self stringValue] != nil;</text:p>
      <text:p text:style-name="P27">}</text:p>
      <text:p text:style-name="P27">- (BOOL)isEnabled </text:p>
      <text:p text:style-name="P27">{</text:p>
      <text:p text:style-name="P27"><text:s text:c="2"/>return [self isValid] &amp;&amp; [self isBold];</text:p>
      <text:p text:style-name="P27">}</text:p>
      <text:p text:style-name="P40"/>
      <text:p text:style-name="P39"/>
      <text:p text:style-name="P39">Also, don't directly compare <text:span text:style-name="T13">BOOL</text:span> variables directly with <text:span text:style-name="T13">YES</text:span>. Not only is it harder to read for those well-versed in C, the first point above demonstrates that return values may not always be what you expect.</text:p>
      <text:p text:style-name="P28">BOOL great = [foo isGreat];</text:p>
      <text:p text:style-name="P28">if (great == YES)</text:p>
      <text:p text:style-name="P28"><text:s text:c="2"/>// ...be great!</text:p>
      <text:p text:style-name="P28"/>
      <text:p text:style-name="P26">BOOL great = [foo isGreat];</text:p>
      <text:p text:style-name="P26">if (great)</text:p>
      <text:p text:style-name="P26"><text:s text:c="2"/>// ...be great!</text:p>
      <text:p text:style-name="P26"/>
      <text:h text:style-name="P56" text:outline-level="1">Properties</text:h>
      <text:h text:style-name="Heading_20_2" text:outline-level="2">1. List out all implementation directives</text:h>
      <text:p text:style-name="P39">Use implementation directives for all properties even if they are <text:span text:style-name="T13">@dynamic</text:span> by default.</text:p>
      <text:p text:style-name="P39">Even though <text:span text:style-name="T13">@dynamic</text:span> is default, explicitly list it out with all of the other property implementation directives making it clear how every property in a class is handled at a single glance.</text:p>
      <text:p text:style-name="P28">@interface MyClass : NSObject</text:p>
      <text:p text:style-name="P28">@property(readonly) NSString *name;</text:p>
      <text:p text:style-name="P28">@end</text:p>
      <text:p text:style-name="P28"/>
      <text:p text:style-name="P28">@implementation MyClass</text:p>
      <text:p text:style-name="P28">.</text:p>
      <text:p text:style-name="P28">.</text:p>
      <text:p text:style-name="P28">.</text:p>
      <text:p text:style-name="P28">- (NSString*)name {</text:p>
      <text:p text:style-name="P28"><text:s text:c="2"/>return @"foo";</text:p>
      <text:p text:style-name="P28">}</text:p>
      <text:p text:style-name="P28">@end</text:p>
      <text:p text:style-name="P26">@interface MyClass : NSObject</text:p>
      <text:p text:style-name="P26">@property(readonly) NSString *name;</text:p>
      <text:p text:style-name="P26">@end</text:p>
      <text:p text:style-name="P26"/>
      <text:p text:style-name="P26">@implementation MyClass</text:p>
      <text:p text:style-name="P26">@dynamic name;</text:p>
      <text:p text:style-name="P26">.</text:p>
      <text:p text:style-name="P26">.</text:p>
      <text:p text:style-name="P26">.</text:p>
      <text:p text:style-name="P26">- (NSString*)name {</text:p>
      <text:p text:style-name="P26"><text:s text:c="2"/>return @"foo";</text:p>
      <text:p text:style-name="P26">}</text:p>
      <text:p text:style-name="P26">@end</text:p>
      <text:p text:style-name="P39"/>
      <text:h text:style-name="Heading_20_2" text:outline-level="2">2. Atomicity</text:h>
      <text:p text:style-name="P39">Be aware of the overhead of properties. By default, all synthesized setters and getters are atomic. This gives each set and get calls a substantial amount of synchronization overhead. Declare your properties <text:span text:style-name="T13">nonatomic</text:span> unless you require atomicity.</text:p>
      <text:p text:style-name="P39"/>
      <text:h text:style-name="Heading_20_2" text:outline-level="2"><text:soft-page-break/>3. Dot notation</text:h>
      <text:p text:style-name="P39">Dot notation is idiomatic style for Objective-C 2.0. It may be used when doing simple operations to get and set a <text:span text:style-name="T13">@property</text:span> of an object, but should not be used to invoke other object behavior.</text:p>
      <text:p text:style-name="P26">NSString *oldName = myObject.name;</text:p>
      <text:p text:style-name="P26">myObject.name = @"Alice";</text:p>
      <text:p text:style-name="P28">NSArray *array = [[NSArray arrayWithObject:@"hello"] retain];</text:p>
      <text:p text:style-name="P28"/>
      <text:p text:style-name="P28">NSUInteger numberOfItems = array.count; <text:s/>// not a property</text:p>
      <text:p text:style-name="P28">array.release; <text:s text:c="26"/>// not a property</text:p>
      <text:p text:style-name="P18"/>
      <text:p text:style-name="P18">Using properties within the class implementation file, ALWAYS use the “<text:span text:style-name="T17">self</text:span>” keyword</text:p>
      <text:p text:style-name="P18"/>
      <text:p text:style-name="P18"/>
      <text:p text:style-name="P26">-(void)doWorkWithFoo</text:p>
      <text:p text:style-name="P26">{</text:p>
      <text:p text:style-name="P26"><text:s text:c="3"/>[ self.foo doWork ];</text:p>
      <text:p text:style-name="P26">}</text:p>
      <text:p text:style-name="P18"/>
      <text:p text:style-name="P28">-(void)doWorkWithFoo</text:p>
      <text:p text:style-name="P28">{</text:p>
      <text:p text:style-name="P28"><text:s text:c="3"/>[ foo doWork ]; <text:s/>// no “self” keyword</text:p>
      <text:p text:style-name="P28">}</text:p>
      <text:p text:style-name="P18"/>
      <text:h text:style-name="P57" text:outline-level="2">4. Deinitialization <text:s/></text:h>
      <text:p text:style-name="P18">NEVER set properties to <text:span text:style-name="T17">nil</text:span> in <text:span text:style-name="T17">dealloc</text:span>. </text:p>
      <text:p text:style-name="P18">Release instance variables explicitly instead.</text:p>
      <text:p text:style-name="P26">-(void)dealloc</text:p>
      <text:p text:style-name="P26">{</text:p>
      <text:p text:style-name="P26"><text:span text:style-name="T8"><text:s/></text:span><text:s text:c="2"/>[ _foo release ];</text:p>
      <text:p text:style-name="P26"><text:s text:c="3"/>[ super dealloc ];</text:p>
      <text:p text:style-name="P26">}</text:p>
      <text:p text:style-name="P18"/>
      <text:p text:style-name="P28">-(void)dealloc</text:p>
      <text:p text:style-name="P28">{</text:p>
      <text:p text:style-name="P28"><text:s text:c="3"/>self.foo = nil; <text:s/>// side effect may take place</text:p>
      <text:p text:style-name="P28"><text:s text:c="3"/>[ super dealloc ];</text:p>
      <text:p text:style-name="P28">}</text:p>
      <text:p text:style-name="P18"/>
      <text:h text:style-name="Heading_20_1" text:outline-level="1"/>
      <text:h text:style-name="P56" text:outline-level="1">Repository structure</text:h>
      <text:p text:style-name="P18"/>
      <text:h text:style-name="Heading_20_2" text:outline-level="2">Filesystem layout</text:h>
      <text:p text:style-name="P18">The root of the SVN should contain the standard directories : </text:p>
      <text:list xml:id="list701838977" text:style-name="L1">
        <text:list-item>
          <text:p text:style-name="P52">trunk</text:p>
        </text:list-item>
        <text:list-item>
          <text:p text:style-name="P52">branches</text:p>
        </text:list-item>
        <text:list-item>
          <text:p text:style-name="P52">tags</text:p>
        </text:list-item>
      </text:list>
      <text:p text:style-name="P18"/>
      <text:p text:style-name="P18">Inside of the trunk ( versioned branch/tag directory ) there SHOULD be the following directories : </text:p>
      <text:list xml:id="list1151230056" text:style-name="L1">
        <text:list-item>
          <text:p text:style-name="P50"><text:span text:style-name="T17">app</text:span> – for main project sources</text:p>
        </text:list-item>
        <text:list-item>
          <text:p text:style-name="P50"><text:span text:style-name="T17">lib</text:span> – shared code, maintained by our team. Libraries, containing the <text:span text:style-name="T2">model</text:span> and <text:span text:style-name="T2">network protocol bindings </text:span>should also be stored here.</text:p>
        </text:list-item>
        <text:list-item>
          <text:p text:style-name="P50"><text:span text:style-name="T2">lib-third-party</text:span> – for libraries and frameworks used by our applications</text:p>
        </text:list-item>
        <text:list-item>
          <text:p text:style-name="P50"><text:span text:style-name="T2">test</text:span> – for unit tests of all kinds (<text:span text:style-name="T6">Sen Testing Kit</text:span>, <text:span text:style-name="T6">Google toolbox</text:span>, <text:span text:style-name="T6">GHUnit</text:span>).</text:p>
        </text:list-item>
        <text:list-item>
          <text:p text:style-name="P50"><text:span text:style-name="T2">tools</text:span> – ready-to-use binaries and or source code which are used </text:p>
        </text:list-item>
        <text:list-item>
          <text:p text:style-name="P50"><text:span text:style-name="T2">scripts</text:span> – scripts for continuous integration in <text:span text:style-name="T6">bash</text:span>/<text:span text:style-name="T6">ruby</text:span>/<text:span text:style-name="T6">python/&lt;your favorite scripting language&gt;</text:span>.</text:p>
        </text:list-item>
        <text:list-item>
          <text:p text:style-name="P50"><text:span text:style-name="T2">certificates </text:span>– apple provisioning and developer profiles must be stored here.</text:p>
        </text:list-item>
        <text:list-item>
          <text:p text:style-name="P50"><text:span text:style-name="T17">doc</text:span> – for various documentation (estimates, design drafts, UML diagrams, etc.)</text:p>
        </text:list-item>
      </text:list>
      <text:p text:style-name="P18"/>
      <text:p text:style-name="P18">There MAY be some additional directories : </text:p>
      <text:list xml:id="list1559478086" text:style-name="L3">
        <text:list-item>
          <text:p text:style-name="P49"><text:span text:style-name="T2">frameworks</text:span> – pre-build third-party libraries and those maintained by our team.</text:p>
          <text:p text:style-name="P49">It should contain no *.xcodeproj entries. Instead only deployed libraries must be placed there. All frameworks and universal libraries, developed by our team must be deployed into this directory.</text:p>
        </text:list-item>
        <text:list-item>
          <text:p text:style-name="P49"><text:span text:style-name="T2">deployment</text:span> – this directory should not be under version control. All applications must be deployed into it by our CI scripts. <text:span text:style-name="T6">Libraries</text:span> and <text:span text:style-name="T6">frameworks</text:span> MAY be redeployed from the <text:span text:style-name="T6">frameworks </text:span>directory for convenience purposes only.</text:p>
        </text:list-item>
      </text:list>
      <text:p text:style-name="P46"/>
      <text:p text:style-name="P41"><text:span text:style-name="T23">The src directory contains all applications of <text:s/>. Each of them stores some Xcode generated files. The source tree MUST look in the </text:span><text:span text:style-name="T18">same</text:span><text:span text:style-name="T23"> way both in the </text:span><text:span text:style-name="T18">filesystem</text:span><text:span text:style-name="T23"> and in the </text:span><text:span text:style-name="T18">Xcode</text:span><text:span text:style-name="T23">. This is applied to the resources ( images, localizations, CoreData model files, *.xib UI design files ).</text:span></text:p>
      <text:p text:style-name="P18"/>
      <text:p text:style-name="P42">Source, implementation files and folders SHOULD be set up in the alphabetical order within the xCode.</text:p>
      <text:p text:style-name="P18"/>
      <text:p text:style-name="P18"/>
      <text:p text:style-name="P18">Projects MUST be packaged according to the rule “<text:span text:style-name="T17">One Xcode project – one library</text:span>”. </text:p>
      <text:p text:style-name="P18">Clint Harris has a <text:a xlink:type="simple" xlink:href="http://www.clintharris.net/2009/iphone-app-shared-libraries/">good tutorial</text:a> to get familiar with the static libraries for iPhone.</text:p>
      <text:h text:style-name="Heading_20_2" text:outline-level="2"><text:soft-page-break/><text:span text:style-name="T2">Nib files naming</text:span> </text:h>
      <text:p text:style-name="P18">In case the library uses some resources (CoreData models, Interface Builder xib files, images, localized strings, etc. ), they MUST be included into the library project. This project MUST have a separate Bundle target for those files. The description of required actions can be found at <text:a xlink:type="simple" xlink:href="http://stackoverflow.com/questions/1711586/core-data-in-a-static-library-for-the-iphone">StackOverflow</text:a></text:p>
      <text:p text:style-name="P18"/>
      <text:p text:style-name="P18">A nib file MUST have the same name as its FilesOwner does. </text:p>
      <text:p text:style-name="P21"><draw:frame draw:style-name="fr1" draw:name="graphics1" text:anchor-type="paragraph" svg:width="4.2772in" svg:height="4.228in" draw:z-index="0"><draw:image xlink:href="../images/1-ViewControllerNaming.png" xlink:type="simple" xlink:show="embed" xlink:actuate="onLoad"/></draw:frame></text:p>
      <text:p text:style-name="P41">If you are subclassing UIView and use nib files for user interface development, you MUST place those nib files in the same directory with the code.</text:p>
      <text:p text:style-name="P41">The same implies for the CoreData models.</text:p>
      <text:p text:style-name="P45"/>
      <text:p text:style-name="P45"/>
      <text:p text:style-name="P45"><text:span text:style-name="T5">Library projects</text:span> that incorporate custom <text:span text:style-name="T5">UI controls</text:span><text:span text:style-name="T6"> </text:span>MUST have a target of a <text:span text:style-name="T5">“bundle“ type</text:span> with their nib files, localized strings and other resources. </text:p>
      <text:p text:style-name="P45">In the main application and the library code we USUALLY suppose that those bundles are copied to the [ NSBundle mainBundle ]. </text:p>
      <text:p text:style-name="P45"/>
      <text:p text:style-name="P45"/>
      <text:h text:style-name="P56" text:outline-level="1">Interface and protocol declarations</text:h>
      <text:p text:style-name="P2"/>
      <text:p text:style-name="P2">Interfaces and protocols MUST conform the rule : “<text:span text:style-name="T1">One interface – one unit</text:span>”. Meaning, the unit is a pair of the header and implementation files.</text:p>
      <text:p text:style-name="P2"/>
      <text:p text:style-name="P2"/>
      <text:p text:style-name="P24">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4"/>
      <text:p text:style-name="P2"/>
      <text:p text:style-name="P2">Within the @interface / @protocol block the instance variables MUST be declared in the way, described above (page 14, section 4. #import and #include).</text:p>
      <text:p text:style-name="P2"/>
      <text:p text:style-name="P2">If the class does not contain any instance variable declarations, the curly braces block MUST be omitted.</text:p>
      <text:p text:style-name="P2"/>
      <text:p text:style-name="P25">A property's declaration must come immediately after the instance variable block of a class interface. A property's definition must come immediately after the <text:span text:style-name="T12">@implementation</text:span> block in a class definition. They are indented at the same level as the <text:span text:style-name="T12">@interface</text:span> or <text:span text:style-name="T12">@implementation</text:span> statements that they are enclosed in.</text:p>
      <text:p text:style-name="P2"/>
      <text:p text:style-name="P2">After the property declarations the initializers and convenience constructors. Then usual methods should go.</text:p>
      <text:p text:style-name="P2"/>
      <text:p text:style-name="P2"/>
      <text:p text:style-name="P2">Summarizing above statements, we get the following declaration order :</text:p>
      <text:list xml:id="list1367108310" text:style-name="L2">
        <text:list-item>
          <text:p text:style-name="P54">Essential includes</text:p>
        </text:list-item>
        <text:list-item>
          <text:p text:style-name="P54">Forward declarations of required interfaces and protocols</text:p>
        </text:list-item>
        <text:list-item>
          <text:p text:style-name="P54">Interface declaration and instance variables block</text:p>
        </text:list-item>
        <text:list-item>
          <text:p text:style-name="P54">properties block</text:p>
        </text:list-item>
        <text:list-item>
          <text:p text:style-name="P54">initializers</text:p>
        </text:list-item>
        <text:list-item>
          <text:p text:style-name="P54">convenience constructors</text:p>
        </text:list-item>
        <text:list-item>
          <text:p text:style-name="P54">usual methods</text:p>
        </text:list-item>
      </text:list>
      <text:p text:style-name="P2"/>
      <text:p text:style-name="P2"/>
      <text:p text:style-name="P44">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2"/>
      <text:p text:style-name="P30"><text:span text:style-name="T20">#import </text:span>&lt;UIKit/UIKit.h&gt;</text:p>
      <text:p text:style-name="P16"/>
      <text:p text:style-name="P16"><text:span text:style-name="T21">@protocol</text:span> ESStripeViewDelegate;</text:p>
      <text:p text:style-name="P16"/>
      <text:p text:style-name="P16"><text:span text:style-name="T21">@interface</text:span> ESStripeView : UIView</text:p>
      <text:p text:style-name="P16">{</text:p>
      <text:p text:style-name="P31">@private</text:p>
      <text:p text:style-name="P16"><text:s text:c="3"/><text:span text:style-name="T22">UIScrollView</text:span>* _scroll_view;</text:p>
      <text:p text:style-name="P16"/>
      <text:p text:style-name="P16"><text:s text:c="3"/><text:span text:style-name="T22">CGRect</text:span> _previous_frame;</text:p>
      <text:p text:style-name="P16"/>
      <text:p text:style-name="P16"><text:s text:c="3"/><text:span text:style-name="T22">UILabel</text:span>* _warning_label;</text:p>
      <text:p text:style-name="P16"/>
      <text:p text:style-name="P16"><text:s text:c="3"/><text:span text:style-name="T22">NSUInteger</text:span> _active_element;</text:p>
      <text:p text:style-name="P16"/>
      <text:p text:style-name="P16"><text:s text:c="3"/><text:span text:style-name="T22">NSMutableArray</text:span>* _reusable_elements;</text:p>
      <text:p text:style-name="P16"><text:s text:c="3"/><text:span text:style-name="T22">NSMutableDictionary</text:span>* _elements_by_index;</text:p>
      <text:p text:style-name="P16"/>
      <text:p text:style-name="P16"><text:s text:c="3"/><text:span text:style-name="T22">CGFloat</text:span> _left_inset;</text:p>
      <text:p text:style-name="P16"><text:s text:c="3"/><text:span text:style-name="T22">CGFloat</text:span> _right_inset;</text:p>
      <text:p text:style-name="P16"/>
      <text:p text:style-name="P16"><text:s text:c="3"/><text:span text:style-name="T21">id</text:span>&lt; ESStripeViewDelegate &gt; _delegate;</text:p>
      <text:p text:style-name="P16">}</text:p>
      <text:p text:style-name="P16"/>
      <text:p text:style-name="P16"><text:span text:style-name="T21">@property</text:span> ( <text:span text:style-name="T21">nonatomic</text:span>, <text:span text:style-name="T21">retain</text:span>, <text:span text:style-name="T21">readonly</text:span> ) UIScrollView* scrollView;</text:p>
      <text:p text:style-name="P31">@property<text:span text:style-name="T7"> ( </text:span>nonatomic<text:span text:style-name="T7">, </text:span>retain<text:span text:style-name="T7">, </text:span>readonly<text:span text:style-name="T7"> ) UILabel* warningLabel;</text:span></text:p>
      <text:p text:style-name="P16"><text:span text:style-name="T21">@property</text:span> ( <text:span text:style-name="T21">nonatomic</text:span>, <text:span text:style-name="T21">retain</text:span>, <text:span text:style-name="T21">readonly</text:span> ) UIView* activeElementView;</text:p>
      <text:p text:style-name="P16"><text:span text:style-name="T21">@property</text:span> ( <text:span text:style-name="T21">nonatomic</text:span>, <text:span text:style-name="T21">assign</text:span>, <text:span text:style-name="T21">readonly</text:span> ) NSUInteger activeElement;</text:p>
      <text:p text:style-name="P16"/>
      <text:p text:style-name="P16"><text:span text:style-name="T21">@property</text:span> ( <text:span text:style-name="T21">nonatomic</text:span>, <text:span text:style-name="T21">assign</text:span> ) <text:span text:style-name="T21">IBOutlet</text:span> <text:span text:style-name="T21">id</text:span>&lt; ESStripeViewDelegate &gt; delegate;</text:p>
      <text:p text:style-name="P16"/>
      <text:p text:style-name="P16">-(<text:span text:style-name="T21">id</text:span>)initWithFrame:( <text:span text:style-name="T22">CGRect</text:span> )frame_</text:p>
      <text:p text:style-name="P16"><text:s text:c="15"/>delegate:( <text:span text:style-name="T21">id</text:span>&lt; ESStripeViewDelegate &gt; )delegate_;</text:p>
      <text:p text:style-name="P16"/>
      <text:p text:style-name="P16">+(id)stripeViewWithFrame: ( <text:span text:style-name="T22">CGRect</text:span> )frame_</text:p>
      <text:p text:style-name="P16"><text:s text:c="28"/>delegate:( <text:span text:style-name="T21">id</text:span>&lt; ESStripeViewDelegate &gt; )delegate_;</text:p>
      <text:p text:style-name="P16"/>
      <text:p text:style-name="P16">-(<text:span text:style-name="T21">void</text:span>)reloadData;</text:p>
      <text:p text:style-name="P16">-(<text:span text:style-name="T21">void</text:span>)relayoutElements;</text:p>
      <text:p text:style-name="P16">-(<text:span text:style-name="T22">UIView</text:span>*)dequeueReusableElement;</text:p>
      <text:p text:style-name="P16">-(<text:span text:style-name="T22">UIView</text:span>*)elementAtIndex:( <text:span text:style-name="T22">NSUInteger</text:span> )index_;</text:p>
      <text:p text:style-name="P16">-(<text:span text:style-name="T22">NSArray</text:span>*)visibleElements;</text:p>
      <text:p text:style-name="P16"/>
      <text:p text:style-name="P16">-(<text:span text:style-name="T21">void</text:span>)removeElementWithIndex:( <text:span text:style-name="T22">NSUInteger</text:span> )index_</text:p>
      <text:p text:style-name="P16"><text:s text:c="36"/>animated:( <text:span text:style-name="T21">BOOL</text:span> )animated_;</text:p>
      <text:p text:style-name="P16"/>
      <text:p text:style-name="P16">-(<text:span text:style-name="T21">void</text:span>)insertElementAtIndex:( <text:span text:style-name="T22">NSUInteger</text:span> )index_</text:p>
      <text:p text:style-name="P16"><text:s text:c="19"/>animated:( <text:span text:style-name="T21">BOOL</text:span> )animated_;</text:p>
      <text:p text:style-name="P16"/>
      <text:p text:style-name="P16">-(<text:span text:style-name="T21">void</text:span>)exchangeElementAtIndex:( <text:span text:style-name="T22">NSUInteger</text:span> )first_index_</text:p>
      <text:p text:style-name="P16"><text:s text:c="11"/>withElementAtIndex:( <text:span text:style-name="T22">NSUInteger</text:span> )second_index_;</text:p>
      <text:p text:style-name="P16"/>
      <text:p text:style-name="P16">-(<text:span text:style-name="T21">void</text:span>)slideForward;</text:p>
      <text:p text:style-name="P16">-(<text:span text:style-name="T21">void</text:span>)slideToIndex:( <text:span text:style-name="T22">NSInteger</text:span> )index_ animated:(<text:span text:style-name="T21">BOOL</text:span>)animated_;</text:p>
      <text:p text:style-name="P16">-(<text:span text:style-name="T21">void</text:span>)slideToIndex:( <text:span text:style-name="T22">NSInteger</text:span> )index_;</text:p>
      <text:p text:style-name="P16"/>
      <text:p text:style-name="P31">@end</text:p>
      <text:p text:style-name="P31"/>
      <text:p text:style-name="P31"/>
      <text:p text:style-name="P31"/>
      <text:p text:style-name="P31"/>
      <text:h text:style-name="P56" text:outline-level="1">Xcode usage</text:h>
      <text:p text:style-name="P2"/>
      <text:p text:style-name="P41">NEVER use recursive include feature of the Xcode. </text:p>
      <text:p text:style-name="P2"/>
      <text:p text:style-name="P43">Install latest xCode SDKs to the default directory ( <text:span text:style-name="T2">/Developer</text:span> ). Older SDKs should be reinstalled to some other directories if necessary.</text:p>
      <text:p text:style-name="P2"/>
      <text:p text:style-name="P2"/>
      <text:p text:style-name="P2">Edit project settings rather than target settings. This applies to the headers, libraries search path, etc. </text:p>
      <text:p text:style-name="P2"/>
      <text:p text:style-name="P2">Targets may contain specific preprocessor directives, build architectures and target OS versio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Igor Palaguta</meta:initial-creator>
    <dc:date>2011-06-24T13:32:39</dc:date>
    <dc:creator>Vladimir Gorbenko</dc:creator>
    <meta:editing-duration>PT03H25M56S</meta:editing-duration>
    <meta:editing-cycles>108</meta:editing-cycles>
    <meta:document-statistic meta:table-count="2" meta:image-count="1" meta:object-count="0" meta:page-count="21" meta:paragraph-count="525" meta:word-count="3756" meta:character-count="24888"/>
  </office:meta>
</office:document-meta>
</file>